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Segoe UI'" style:font-family-asian="'Segoe UI'" style:font-family-complex="'Segoe UI'" fo:background-color="#ff66cc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Segoe UI'" style:font-family-asian="'Segoe UI'" style:font-family-complex="'Segoe UI'" fo:background-color="#ff66cc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7.95pt" fo:text-indent="-5.55pt">
        <style:tab-stops>
          <style:tab-stop style:position="190.05pt"/>
          <style:tab-stop style:position="32888.55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7.95pt" fo:text-indent="-5.55pt">
        <style:tab-stops>
          <style:tab-stop style:position="190.05pt"/>
          <style:tab-stop style:position="32888.55pt"/>
        </style:tab-stops>
      </style:paragraph-properties>
    </style:style>
    <style:style style:name="P5" style:family="paragraph">
      <style:paragraph-properties fo:line-height="100.00%" fo:text-align="left" fo:margin-left="7.95pt" fo:text-indent="-5.55pt">
        <style:tab-stops>
          <style:tab-stop style:position="190.05pt"/>
          <style:tab-stop style:position="32888.5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7.95pt" fo:text-indent="-5.55pt">
        <style:tab-stops>
          <style:tab-stop style:position="190.05pt"/>
          <style:tab-stop style:position="32888.55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7.95pt" fo:text-indent="-5.55pt">
        <style:tab-stops>
          <style:tab-stop style:position="190.05pt"/>
          <style:tab-stop style:position="32888.55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7.95pt" fo:text-indent="-5.55pt">
        <style:tab-stops>
          <style:tab-stop style:position="190.05pt"/>
          <style:tab-stop style:position="32888.55pt"/>
        </style:tab-stops>
      </style:paragraph-properties>
    </style:style>
    <style:style style:name="P12" style:family="paragraph">
      <style:paragraph-properties fo:line-height="100.00%" fo:text-align="left" fo:margin-left="7.95pt" fo:text-indent="-5.55pt">
        <style:tab-stops>
          <style:tab-stop style:position="190.05pt"/>
          <style:tab-stop style:position="32888.55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7.95pt" fo:text-indent="-5.55pt">
        <style:tab-stops>
          <style:tab-stop style:position="190.05pt"/>
          <style:tab-stop style:position="32888.55pt"/>
        </style:tab-stops>
      </style:paragraph-properties>
    </style:style>
    <style:style style:name="P15" style:family="paragraph">
      <style:paragraph-properties fo:line-height="100.00%" fo:text-align="left" fo:margin-left="7.95pt" fo:text-indent="-5.55pt">
        <style:tab-stops>
          <style:tab-stop style:position="190.05pt"/>
          <style:tab-stop style:position="32888.55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7.95pt" fo:text-indent="-5.55pt">
        <style:tab-stops>
          <style:tab-stop style:position="190.05pt"/>
          <style:tab-stop style:position="32888.55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7.95pt" fo:text-indent="-5.55pt">
        <style:tab-stops>
          <style:tab-stop style:position="190.05pt"/>
          <style:tab-stop style:position="32888.55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7.95pt" fo:text-indent="-5.55pt">
        <style:tab-stops>
          <style:tab-stop style:position="190.05pt"/>
          <style:tab-stop style:position="32888.55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2.750000in"/>
    </style:style>
    <style:style style:name="TableColumn0101" style:family="table-column">
      <style:table-column-properties style:column-width="2.875000in"/>
    </style:style>
    <style:style style:name="Table01" style:family="table">
      <style:table-properties style:width="5.6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a" fo:border-left="0.006944in solid #00000a" fo:border-right="0.006944in solid #00000a" fo:border-bottom="0.006944in solid #00000a" fo:padding-left="0.077083in" fo:padding-right="0.077083in" fo:vertical-align="top" fo:background-color="#ff 0cc"/>
    </style:style>
    <style:style style:name="TableCell010001" style:family="table-cell">
      <style:table-cell-properties fo:border-top="0.006944in solid #00000a" fo:border-left="0.006944in solid #00000a" fo:border-right="0.006944in solid #00000a" fo:border-bottom="0.006944in solid #00000a" fo:padding-left="0.077083in" fo:padding-right="0.077083in" fo:vertical-align="top" fo:background-color="#ff 0cc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a" fo:border-left="0.006944in solid #00000a" fo:border-right="0.006944in solid #00000a" fo:border-bottom="0.006944in solid #00000a" fo:padding-left="0.077083in" fo:padding-right="0.077083in" fo:vertical-align="top" fo:background-color="#ffccff"/>
    </style:style>
    <style:style style:name="TableCell010101" style:family="table-cell">
      <style:table-cell-properties fo:border-top="0.006944in solid #00000a" fo:border-left="0.006944in solid #00000a" fo:border-right="0.006944in solid #00000a" fo:border-bottom="0.006944in solid #00000a" fo:padding-left="0.077083in" fo:padding-right="0.077083in" fo:vertical-align="top" fo:background-color="#ffcc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a" fo:border-left="0.006944in solid #00000a" fo:border-right="0.006944in solid #00000a" fo:border-bottom="0.006944in solid #00000a" fo:padding-left="0.077083in" fo:padding-right="0.077083in" fo:vertical-align="top" fo:background-color="#ffccff"/>
    </style:style>
    <style:style style:name="TableCell010201" style:family="table-cell">
      <style:table-cell-properties fo:border-top="0.006944in solid #00000a" fo:border-left="0.006944in solid #00000a" fo:border-right="0.006944in solid #00000a" fo:border-bottom="0.006944in solid #00000a" fo:padding-left="0.077083in" fo:padding-right="0.077083in" fo:vertical-align="top" fo:background-color="#ffccf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a" fo:border-left="0.006944in solid #00000a" fo:border-right="0.006944in solid #00000a" fo:border-bottom="0.006944in solid #00000a" fo:padding-left="0.077083in" fo:padding-right="0.077083in" fo:vertical-align="top" fo:background-color="#ffccff"/>
    </style:style>
    <style:style style:name="TableCell010301" style:family="table-cell">
      <style:table-cell-properties fo:border-top="0.006944in solid #00000a" fo:border-left="0.006944in solid #00000a" fo:border-right="0.006944in solid #00000a" fo:border-bottom="0.006944in solid #00000a" fo:padding-left="0.077083in" fo:padding-right="0.077083in" fo:vertical-align="top" fo:background-color="#ffccff"/>
    </style:style>
    <style:style style:name="TableRow0104" style:family="table-row">
      <style:table-row-properties style:min-row-height="0.218750in"/>
    </style:style>
    <style:style style:name="TableCell010400" style:family="table-cell">
      <style:table-cell-properties fo:border-top="0.006944in solid #00000a" fo:border-left="0.006944in solid #00000a" fo:border-right="0.006944in solid #00000a" fo:border-bottom="0.006944in solid #00000a" fo:padding-left="0.077083in" fo:padding-right="0.077083in" fo:vertical-align="top" fo:background-color="#ffccff"/>
    </style:style>
    <style:style style:name="TableCell010401" style:family="table-cell">
      <style:table-cell-properties fo:border-top="0.006944in solid #00000a" fo:border-left="0.006944in solid #00000a" fo:border-right="0.006944in solid #00000a" fo:border-bottom="0.006944in solid #00000a" fo:padding-left="0.077083in" fo:padding-right="0.077083in" fo:vertical-align="top" fo:background-color="#ffccff"/>
    </style:style>
    <style:style style:name="TableRow0105" style:family="table-row">
      <style:table-row-properties/>
    </style:style>
    <style:style style:name="TableCell010500" style:family="table-cell">
      <style:table-cell-properties fo:border-top="0.006944in solid #00000a" fo:border-left="0.006944in solid #00000a" fo:border-right="0.006944in solid #00000a" fo:border-bottom="0.006944in solid #00000a" fo:padding-left="0.077083in" fo:padding-right="0.077083in" fo:vertical-align="top" fo:background-color="#ffccff"/>
    </style:style>
    <style:style style:name="TableCell010501" style:family="table-cell">
      <style:table-cell-properties fo:border-top="0.006944in solid #00000a" fo:border-left="0.006944in solid #00000a" fo:border-right="0.006944in solid #00000a" fo:border-bottom="0.006944in solid #00000a" fo:padding-left="0.077083in" fo:padding-right="0.077083in" fo:vertical-align="top" fo:background-color="#ffccff"/>
    </style:style>
    <style:style style:name="TableRow0106" style:family="table-row">
      <style:table-row-properties/>
    </style:style>
    <style:style style:name="TableCell010600" style:family="table-cell">
      <style:table-cell-properties fo:border-top="0.006944in solid #00000a" fo:border-left="0.006944in solid #00000a" fo:border-right="0.006944in solid #00000a" fo:border-bottom="0.006944in solid #00000a" fo:padding-left="0.077083in" fo:padding-right="0.077083in" fo:vertical-align="top" fo:background-color="#ffccff"/>
    </style:style>
    <style:style style:name="TableCell010601" style:family="table-cell">
      <style:table-cell-properties fo:border-top="0.006944in solid #00000a" fo:border-left="0.006944in solid #00000a" fo:border-right="0.006944in solid #00000a" fo:border-bottom="0.006944in solid #00000a" fo:padding-left="0.077083in" fo:padding-right="0.077083in" fo:vertical-align="top" fo:background-color="#ffccff"/>
    </style:style>
    <style:style style:name="TableRow0107" style:family="table-row">
      <style:table-row-properties/>
    </style:style>
    <style:style style:name="TableCell010700" style:family="table-cell">
      <style:table-cell-properties fo:border-top="0.006944in solid #00000a" fo:border-left="0.006944in solid #00000a" fo:border-right="0.006944in solid #00000a" fo:border-bottom="0.006944in solid #00000a" fo:padding-left="0.077083in" fo:padding-right="0.077083in" fo:vertical-align="top" fo:background-color="#ffccff"/>
    </style:style>
    <style:style style:name="TableCell010701" style:family="table-cell">
      <style:table-cell-properties fo:border-top="0.006944in solid #00000a" fo:border-left="0.006944in solid #00000a" fo:border-right="0.006944in solid #00000a" fo:border-bottom="0.006944in solid #00000a" fo:padding-left="0.077083in" fo:padding-right="0.077083in" fo:vertical-align="top" fo:background-color="#ffccff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2"><text:s text:c="11"/>FD</text:span><text:span text:style-name="T3"/></text:p>
          </table:table-cell>
          <table:table-cell table:style-name="TableCell010001">
            <text:p text:style-name="P3"><text:span text:style-name="T4">Falsifications<text:s/></text:span><text:span text:style-name="T5"/></text:p>
          </table:table-cell>
        </table:table-row>
        <table:table-row table:style-name="TableRow0101">
          <table:table-cell table:style-name="TableCell010100">
            <text:p text:style-name="P6"><text:span text:style-name="T6">OrdNo -&gt;ItemNo</text:span><text:span text:style-name="T7"/></text:p>
          </table:table-cell>
          <table:table-cell table:style-name="TableCell010101">
            <text:p text:style-name="P6"><text:span text:style-name="T8">(1,2), (3,4)</text:span><text:span text:style-name="T9"/></text:p>
          </table:table-cell>
        </table:table-row>
        <table:table-row table:style-name="TableRow0102">
          <table:table-cell table:style-name="TableCell010200">
            <text:p text:style-name="P8"><text:span text:style-name="T10">OrdNo -&gt;QtyOrd</text:span><text:span text:style-name="T11"/></text:p>
          </table:table-cell>
          <table:table-cell table:style-name="TableCell010201">
            <text:p text:style-name="P8"><text:span text:style-name="T12">(3,4)</text:span><text:span text:style-name="T13"/></text:p>
          </table:table-cell>
        </table:table-row>
        <table:table-row table:style-name="TableRow0103">
          <table:table-cell table:style-name="TableCell010300">
            <text:p text:style-name="P10"><text:span text:style-name="T14">OrdNo -&gt;CustNo</text:span><text:span text:style-name="T15"/></text:p>
          </table:table-cell>
          <table:table-cell table:style-name="TableCell010301">
            <text:p text:style-name="P10"><text:span text:style-name="T16">None</text:span><text:span text:style-name="T17"/></text:p>
          </table:table-cell>
        </table:table-row>
        <table:table-row table:style-name="TableRow0104">
          <table:table-cell table:style-name="TableCell010400">
            <text:p text:style-name="P13"><text:span text:style-name="T18">OrdNo -&gt;CustBal</text:span><text:span text:style-name="T19"/></text:p>
          </table:table-cell>
          <table:table-cell table:style-name="TableCell010401">
            <text:p text:style-name="P13"><text:span text:style-name="T20">None</text:span><text:span text:style-name="T21"/></text:p>
          </table:table-cell>
        </table:table-row>
        <table:table-row table:style-name="TableRow0105">
          <table:table-cell table:style-name="TableCell010500">
            <text:p text:style-name="P16"><text:span text:style-name="T22">OrdNo -&gt;CustDisc</text:span><text:span text:style-name="T23"/></text:p>
          </table:table-cell>
          <table:table-cell table:style-name="TableCell010501">
            <text:p text:style-name="P16"><text:span text:style-name="T24">None</text:span><text:span text:style-name="T25"/></text:p>
          </table:table-cell>
        </table:table-row>
        <table:table-row table:style-name="TableRow0106">
          <table:table-cell table:style-name="TableCell010600">
            <text:p text:style-name="P18"><text:span text:style-name="T26">OrdNo -&gt;ItemPrice</text:span><text:span text:style-name="T27"/></text:p>
          </table:table-cell>
          <table:table-cell table:style-name="TableCell010601">
            <text:p text:style-name="P18"><text:span text:style-name="T28">(1,2), (3,4)</text:span><text:span text:style-name="T29"/></text:p>
          </table:table-cell>
        </table:table-row>
        <table:table-row table:style-name="TableRow0107">
          <table:table-cell table:style-name="TableCell010700">
            <text:p text:style-name="P20"><text:span text:style-name="T30">OrdNo -&gt;OrdDate</text:span><text:span text:style-name="T31"/></text:p>
          </table:table-cell>
          <table:table-cell table:style-name="TableCell010701">
            <text:p text:style-name="P20"><text:span text:style-name="T32">None</text:span><text:span text:style-name="T33"/></text:p>
          </table:table-cell>
        </table:table-row>
      </table:table>
      <text:p text:style-name="P22"><text:span text:style-name="T33"/></text:p>
      <text:p text:style-name="P22"><text:span text:style-name="T33"/></text:p>
      <text:p text:style-name="P22"><text:span text:style-name="T34"/></text:p>
      <text:p text:style-name="P23"><text:span text:style-name="T35"/></text:p>
      <text:p text:style-name="P24"><text:span text:style-name="T3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